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C000001FDE2859965.png"/>
  <manifest:file-entry manifest:media-type="" manifest:full-path="Pictures/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4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5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6" style:family="graphic" style:parent-style-name="measure" style:list-style-name="L1">
      <style:graphic-properties draw:textarea-horizontal-align="center" draw:textarea-vertical-align="middle" draw:line-distance="0.325cm" draw:start-guide="-0.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4.81cm" svg:y="3.1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692cm" svg:height="3.346cm" svg:x="17.567cm" svg:y="7.77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measure draw:style-name="gr3" draw:text-style-name="P2" draw:layer="layout" svg:x1="4.81cm" svg:y1="2.205cm" svg:x2="17.51cm" svg:y2="2.205cm">
          <text:p text:style-name="P2"><text:span text:style-name="T1">2.0 m</text:span></text:p>
        </draw:measure>
        <draw:measure draw:style-name="gr4" draw:text-style-name="P2" draw:layer="layout" svg:x1="4.81cm" svg:y1="2.905cm" svg:x2="11.16cm" svg:y2="2.905cm">
          <text:p text:style-name="P2"><text:span text:style-name="T1">1.0 m</text:span></text:p>
        </draw:measure>
        <draw:measure draw:style-name="gr5" draw:text-style-name="P2" draw:layer="layout" svg:x1="3.005cm" svg:y1="3.155cm" svg:x2="2.905cm" svg:y2="15.605cm">
          <text:p text:style-name="P2"><text:span text:style-name="T1">2.0 m</text:span></text:p>
        </draw:measure>
        <draw:measure draw:style-name="gr6" draw:text-style-name="P2" draw:layer="layout" svg:x1="3.975cm" svg:y1="9.255cm" svg:x2="3.975cm" svg:y2="15.605cm">
          <text:p text:style-name="P2"><text:span text:style-name="T1">1.0 m</text:span></text:p>
        </draw:measure>
        <draw:frame draw:style-name="gr7" draw:text-style-name="P1" draw:layer="layout" svg:width="12.7cm" svg:height="12.7cm" svg:x="4.81cm" svg:y="3.1cm">
          <draw:image xlink:href="Pictures/10000201000001FC000001FDE285996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0-03-01T13:46:31</dc:date>
    <meta:editing-duration>PT01H51M36S</meta:editing-duration>
    <meta:editing-cycles>12</meta:editing-cycles>
    <meta:document-statistic meta:object-count="7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o math:stretchy="false">ρ</math:mo>
          <math:mrow>
            <math:mi/>
            <math:mo math:stretchy="false">=</math:mo>
            <math:mi/>
          </math:mrow>
          <math:mn>1</math:mn>
        </math:mrow>
      </math:mtr>
      <math:mtr>
        <math:mrow>
          <math:mi>e</math:mi>
          <math:mrow>
            <math:mi/>
            <math:mo math:stretchy="false">=</math:mo>
            <math:mi/>
          </math:mrow>
          <math:mn>0</math:mn>
        </math:mrow>
      </math:mtr>
      <math:mtr>
        <math:mrow>
          <math:mo math:stretchy="false">γ</math:mo>
          <math:mrow>
            <math:mi/>
            <math:mo math:stretchy="false">=</math:mo>
            <math:mi/>
          </math:mrow>
          <math:mrow>
            <math:mn>5</math:mn>
            <math:mo math:stretchy="false">/</math:mo>
            <math:mn>3</math:mn>
          </math:mrow>
        </math:mrow>
      </math:mtr>
      <math:mtr>
        <math:mrow>
          <math:mover math:accent="true">
            <math:mi>U</math:mi>
            <math:mo math:stretchy="false">→</math:mo>
          </math:mover>
          <math:mrow>
            <math:mi/>
            <math:mo math:stretchy="false">=</math:mo>
            <math:mrow>
              <math:mi/>
              <math:mo math:stretchy="false">−</math:mo>
              <math:mover math:accent="true">
                <math:mi>r</math:mi>
                <math:mo math:stretchy="false">ˆ</math:mo>
              </math:mover>
            </math:mrow>
          </math:mrow>
        </math:mrow>
      </math:mtr>
    </math:mtable>
    <math:annotation math:encoding="StarMath 5.0">%rho`=`1 newline
e`=`0 newline
%gamma`=`5/3 newline
vec U`=`-hat r</math:annotation>
  </math:semantics>
</math:math>
</file>